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 fo:padding="0.049cm" fo:border="0.035cm solid #000000" style:shadow="non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normal" fo:background-color="#dddddd" style:font-name-asian="Andale Mono" style:font-name-complex="Andale Mono"/>
    </style:style>
    <style:style style:name="P13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14" style:family="paragraph" style:parent-style-name="Standard">
      <style:paragraph-properties fo:line-height="100%" fo:text-align="justify" style:justify-single-word="false" fo:padding="0.049cm" fo:border="0.035cm solid #000000" style:shadow="non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15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16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font-name="RYO_Serif"/>
    </style:style>
    <style:style style:name="T1" style:family="text">
      <style:text-properties style:use-window-font-color="true" fo:font-size="10pt" fo:font-weight="bold" fo:background-color="transparent" style:font-name-asian="Andale Mono" style:font-name-complex="Andale Mono"/>
    </style:style>
    <style:style style:name="T2" style:family="text">
      <style:text-properties style:use-window-font-color="true" fo:font-size="10pt" fo:font-weight="bold" fo:background-color="#dddddd" style:font-name-asian="Andale Mono" style:font-name-complex="Andale Mono"/>
    </style:style>
    <style:style style:name="T3" style:family="text">
      <style:text-properties style:use-window-font-color="true" fo:font-size="10pt" fo:font-weight="normal" fo:background-color="transparent" style:font-name-asian="Andale Mono" style:font-name-complex="Andale Mono"/>
    </style:style>
    <style:style style:name="T4" style:family="text">
      <style:text-properties style:use-window-font-color="true" fo:font-size="10pt" fo:font-weight="normal" fo:background-color="#dddddd" style:font-name-asian="Andale Mono" style:font-name-complex="Andale Mono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6.727cm" style:rel-width="scale" svg:height="3.11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3"/>
      <text:p text:style-name="P4">LjunggrenAudio RYOModular.com ADDA</text:p>
      <text:p text:style-name="P6">An ADC <text:s/>/ DAC for Eurorack use.</text:p>
      <text:p text:style-name="P9"/>
      <text:p text:style-name="P10"/>
      <text:p text:style-name="P16"><text:span text:style-name="T1">Dimensions</text:span><text:span text:style-name="T3"><text:tab/><text:tab/><text:tab/><text:tab/></text:span></text:p>
      <text:p text:style-name="P16"><text:span text:style-name="T4">Height:<text:tab/><text:tab/><text:tab/><text:tab/><text:tab/><text:tab/></text:span><text:span text:style-name="T2">3U</text:span><text:span text:style-name="T4"> (128.5mm)<text:tab/> <text:s text:c="4"/></text:span></text:p>
      <text:p text:style-name="P16"><text:span text:style-name="T4">Width:<text:tab/><text:tab/><text:tab/><text:tab/><text:tab/><text:tab/></text:span><text:span text:style-name="T2">8HP</text:span><text:span text:style-name="T4"> (40.30mm)<text:tab/> <text:s text:c="4"/></text:span></text:p>
      <text:p text:style-name="P16"><text:span text:style-name="T4">Depth:<text:tab/><text:tab/><text:tab/><text:tab/><text:tab/><text:tab/>??</text:span><text:span text:style-name="T2">mm</text:span><text:span text:style-name="T4"> (with power cable <text:s/>attached)<text:tab/><text:tab/><text:tab/><text:tab/><text:tab/><text:tab/><text:tab/><text:tab/> <text:s text:c="4"/></text:span></text:p>
      <text:p text:style-name="P12"><text:tab/><text:tab/><text:tab/><text:tab/><text:tab/><text:tab/><text:tab/><text:tab/> <text:s text:c="4"/></text:p>
      <text:p text:style-name="P12">Weight:<text:tab/><text:tab/><text:tab/><text:tab/><text:tab/><text:tab/>???g (approx w/cable) <text:s text:c="2"/></text:p>
      <text:p text:style-name="P10"/>
      <text:p text:style-name="P7"/>
      <text:p text:style-name="P10"/>
      <text:p text:style-name="P16"><text:span text:style-name="T1">Current consumption<text:tab/></text:span><text:span text:style-name="T3"><text:tab/><text:tab/><text:tab/></text:span></text:p>
      <text:p text:style-name="P16"><text:span text:style-name="T4">+12V rail<text:tab/><text:tab/><text:tab/><text:tab/><text:tab/><text:tab/></text:span><text:span text:style-name="T2">30mA<text:tab/><text:tab/> <text:s text:c="3"/></text:span></text:p>
      <text:p text:style-name="P16"><text:span text:style-name="T4">-12V rail<text:tab/><text:tab/><text:tab/><text:tab/><text:tab/><text:tab/></text:span><text:span text:style-name="T2">8mA<text:tab/><text:tab/> <text:s text:c="3"/></text:span></text:p>
      <text:p text:style-name="P16"><text:span text:style-name="T4">+5V rail<text:tab/><text:tab/><text:tab/><text:tab/><text:tab/><text:tab/></text:span><text:span text:style-name="T2">no +5V</text:span><text:span text:style-name="T4"> supply required</text:span></text:p>
      <text:p text:style-name="P10"/>
      <text:p text:style-name="P8"/>
      <text:p text:style-name="P11"/>
      <text:p text:style-name="P14">Basic specifications</text:p>
      <text:p text:style-name="P12">total frequency controllable range<text:tab/><text:tab/><text:tab/>dc to 50kHz<text:tab/> <text:s text:c="3"/></text:p>
      <text:p text:style-name="P12">max input/output audio signal<text:tab/><text:tab/><text:tab/><text:tab/>20Vpp<text:tab/><text:tab/> <text:s text:c="3"/></text:p>
      <text:p text:style-name="P12">CV input range<text:tab/><text:tab/><text:tab/><text:tab/><text:tab/>-10V to +10V<text:tab/> <text:s text:c="3"/></text:p>
      <text:p text:style-name="P10"/>
      <text:p text:style-name="P12">Max gain<text:tab/><text:tab/><text:tab/><text:tab/><text:tab/><text:tab/>n/a<text:tab/><text:tab/> <text:s text:c="3"/></text:p>
      <text:p text:style-name="P10"/>
      <text:p text:style-name="P5"/>
      <text:p text:style-name="P15"/>
      <text:p text:style-name="P15">Nominal impedances</text:p>
      <text:p text:style-name="P12">Audio signal input:<text:tab/><text:tab/><text:tab/><text:tab/><text:tab/>???ohm<text:tab/><text:tab/> <text:s text:c="3"/><text:line-break/>Audio Signal output:<text:tab/><text:tab/><text:tab/><text:tab/><text:tab/>???ohm<text:tab/><text:tab/> <text:s text:c="3"/></text:p>
      <text:p text:style-name="P12">CV input:<text:tab/><text:tab/><text:tab/><text:tab/><text:tab/><text:tab/>??kohm<text:tab/><text:tab/> <text:s text:c="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31T19:48:37.63</dc:date>
    <dc:creator>Tom ryomodular.com</dc:creator>
    <meta:editing-duration>PT12M19S</meta:editing-duration>
    <meta:editing-cycles>3</meta:editing-cycles>
    <meta:generator>OpenOffice/4.1.15$Win32 OpenOffice.org_project/4115m2$Build-9813</meta:generator>
    <meta:document-statistic meta:table-count="0" meta:image-count="0" meta:object-count="1" meta:page-count="1" meta:paragraph-count="21" meta:word-count="77" meta:character-count="653"/>
  </office:meta>
</office:document-meta>
</file>